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4.5563in"/>
    </style:style>
    <style:style style:name="co5" style:family="table-column">
      <style:table-column-properties fo:break-before="auto" style:column-width="13.0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72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72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table:number-columns-repeated="4"/>
          <table:table-cell table:style-name="ce1" office:value-type="string" calcext:value-type="string">
            <text:p>| Date | Ensemble | Event | 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Ensemble Name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Event URL</text:p>
          </table:table-cell>
          <table:table-cell table:style-name="ce1" office:value-type="string" calcext:value-type="string">
            <text:p>| ------------- | ------------- | -------------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09-16T19:30:00" calcext:value-type="date">
            <text:p>09/16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table:style-name="ce9" office:value-type="string" calcext:value-type="string">
            <text:p>Brahms, Gounod, Bruckne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3];&quot;MM/DD/YYYY HH:MM AM/PM&quot;) &amp; &quot; | &quot; &amp; [.B3] &amp; &quot; | &quot; &amp; &quot;[&quot; &amp; [.C3] &amp; &quot;](&quot; &amp; [.D3] &amp; &quot;){:target=&quot;&quot;&quot;&quot;_blank&quot;&quot;&quot;&quot; rel=&quot;&quot;&quot;&quot;noopener&quot;&quot;&quot;&quot;} | &quot;" office:value-type="string" office:string-value="| 09/16/2023 07:30 PM | Chamber Music Society of Sacramento | [Brahms, Gounod, Bruckner](https://cmssacto.org/23-24-season){:target=&quot;&quot;_blank&quot;&quot; rel=&quot;&quot;noopener&quot;&quot;} | " calcext:value-type="string">
            <text:p>| 09/16/2023 07:30 PM | Chamber Music Society of Sacramento | [Brahms, Gounod, Bruckner](https://cmssacto.org/23-24-season){:target=""_blank"" rel=""noopener""}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09-17T16:00:00" calcext:value-type="date">
            <text:p>09/17/2023 04:00 PM</text:p>
          </table:table-cell>
          <table:table-cell table:style-name="ce9" office:value-type="string" calcext:value-type="string">
            <text:p>Chamber Music Society of Sacramento</text:p>
          </table:table-cell>
          <table:table-cell table:style-name="ce9" office:value-type="string" calcext:value-type="string">
            <text:p>Brahms, Gounod, Bruckne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4];&quot;MM/DD/YYYY HH:MM AM/PM&quot;) &amp; &quot; | &quot; &amp; [.B4] &amp; &quot; | &quot; &amp; &quot;[&quot; &amp; [.C4] &amp; &quot;](&quot; &amp; [.D4] &amp; &quot;){:target=&quot;&quot;&quot;&quot;_blank&quot;&quot;&quot;&quot; rel=&quot;&quot;&quot;&quot;noopener&quot;&quot;&quot;&quot;} | &quot;" office:value-type="string" office:string-value="| 09/17/2023 04:00 PM | Chamber Music Society of Sacramento | [Brahms, Gounod, Bruckner](https://cmssacto.org/23-24-season){:target=&quot;&quot;_blank&quot;&quot; rel=&quot;&quot;noopener&quot;&quot;} | " calcext:value-type="string">
            <text:p>| 09/17/2023 04:00 PM | Chamber Music Society of Sacramento | [Brahms, Gounod, Bruckner](https://cmssacto.org/23-24-season){:target=""_blank"" rel=""noopener""}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10-21T19:30:00" calcext:value-type="date">
            <text:p>10/21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American Landscapes: From the New World</text:p>
          </table:table-cell>
          <table:table-cell office:value-type="string" calcext:value-type="string">
            <text:p><text:a xlink:href="https://www.sacphilopera.org/production/american-landscapes/" xlink:type="simple">https://www.sacphilopera.org/production/american-landscapes/</text:a></text:p>
          </table:table-cell>
          <table:table-cell table:formula="of:= &quot;| &quot; &amp; TEXT([.A5];&quot;MM/DD/YYYY HH:MM AM/PM&quot;) &amp; &quot; | &quot; &amp; [.B5] &amp; &quot; | &quot; &amp; &quot;[&quot; &amp; [.C5] &amp; &quot;](&quot; &amp; [.D5] &amp; &quot;){:target=&quot;&quot;&quot;&quot;_blank&quot;&quot;&quot;&quot; rel=&quot;&quot;&quot;&quot;noopener&quot;&quot;&quot;&quot;} | &quot;" office:value-type="string" office:string-value="| 10/21/2023 07:30 PM | Sacramento Philharmonic &amp; Opera | [American Landscapes: From the New World](https://www.sacphilopera.org/production/american-landscapes/){:target=&quot;&quot;_blank&quot;&quot; rel=&quot;&quot;noopener&quot;&quot;} | " calcext:value-type="string">
            <text:p>| 10/21/2023 07:30 PM | Sacramento Philharmonic &amp; Opera | [American Landscapes: From the New World](https://www.sacphilopera.org/production/american-landscapes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04T19:30:00" calcext:value-type="date">
            <text:p>11/04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Mozart/Kreisler, Brahms/Kreisler, William Grant Still, Debuss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6];&quot;MM/DD/YYYY HH:MM AM/PM&quot;) &amp; &quot; | &quot; &amp; [.B6] &amp; &quot; | &quot; &amp; &quot;[&quot; &amp; [.C6] &amp; &quot;](&quot; &amp; [.D6] &amp; &quot;){:target=&quot;&quot;&quot;&quot;_blank&quot;&quot;&quot;&quot; rel=&quot;&quot;&quot;&quot;noopener&quot;&quot;&quot;&quot;} | &quot;" office:value-type="string" office:string-value="| 11/04/2023 07:30 PM | Chamber Music Society of Sacramento | [Mozart/Kreisler, Brahms/Kreisler, William Grant Still, Debussy](https://cmssacto.org/23-24-season){:target=&quot;&quot;_blank&quot;&quot; rel=&quot;&quot;noopener&quot;&quot;} | " calcext:value-type="string">
            <text:p>| 11/04/2023 07:30 PM | Chamber Music Society of Sacramento | [Mozart/Kreisler, Brahms/Kreisler, William Grant Still, Debuss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05T16:00:00" calcext:value-type="date">
            <text:p>11/05/2023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Mozart/Kreisler, Brahms/Kreisler, William Grant Still, Debuss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7];&quot;MM/DD/YYYY HH:MM AM/PM&quot;) &amp; &quot; | &quot; &amp; [.B7] &amp; &quot; | &quot; &amp; &quot;[&quot; &amp; [.C7] &amp; &quot;](&quot; &amp; [.D7] &amp; &quot;){:target=&quot;&quot;&quot;&quot;_blank&quot;&quot;&quot;&quot; rel=&quot;&quot;&quot;&quot;noopener&quot;&quot;&quot;&quot;} | &quot;" office:value-type="string" office:string-value="| 11/05/2023 04:00 PM | Chamber Music Society of Sacramento | [Mozart/Kreisler, Brahms/Kreisler, William Grant Still, Debussy](https://cmssacto.org/23-24-season){:target=&quot;&quot;_blank&quot;&quot; rel=&quot;&quot;noopener&quot;&quot;} | " calcext:value-type="string">
            <text:p>| 11/05/2023 04:00 PM | Chamber Music Society of Sacramento | [Mozart/Kreisler, Brahms/Kreisler, William Grant Still, Debuss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1T19:30:00" calcext:value-type="date">
            <text:p>11/11/2023 07:30 PM</text:p>
          </table:table-cell>
          <table:table-cell office:value-type="string" calcext:value-type="string">
            <text:p>North State Symphony</text:p>
          </table:table-cell>
          <table:table-cell office:value-type="string" calcext:value-type="string">
            <text:p>Swan Lake</text:p>
          </table:table-cell>
          <table:table-cell office:value-type="string" calcext:value-type="string">
            <text:p><text:a xlink:href="https://northstatesymphony.org/2023-2024-concert-season/" xlink:type="simple">https://northstatesymphony.org/2023-2024-concert-season/</text:a></text:p>
          </table:table-cell>
          <table:table-cell table:formula="of:= &quot;| &quot; &amp; TEXT([.A8];&quot;MM/DD/YYYY HH:MM AM/PM&quot;) &amp; &quot; | &quot; &amp; [.B8] &amp; &quot; | &quot; &amp; &quot;[&quot; &amp; [.C8] &amp; &quot;](&quot; &amp; [.D8] &amp; &quot;){:target=&quot;&quot;&quot;&quot;_blank&quot;&quot;&quot;&quot; rel=&quot;&quot;&quot;&quot;noopener&quot;&quot;&quot;&quot;} | &quot;" office:value-type="string" office:string-value="| 11/11/2023 07:30 PM | North State Symphony | [Swan Lake](https://northstatesymphony.org/2023-2024-concert-season/){:target=&quot;&quot;_blank&quot;&quot; rel=&quot;&quot;noopener&quot;&quot;} | " calcext:value-type="string">
            <text:p>| 11/11/2023 07:30 PM | North State Symphony | [Swan Lake](https://northstatesymphony.org/2023-2024-concert-seas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2T14:00:00" calcext:value-type="date">
            <text:p>11/12/2023 02:00 PM</text:p>
          </table:table-cell>
          <table:table-cell office:value-type="string" calcext:value-type="string">
            <text:p>North State Symphony</text:p>
          </table:table-cell>
          <table:table-cell office:value-type="string" calcext:value-type="string">
            <text:p>Swan Lake</text:p>
          </table:table-cell>
          <table:table-cell office:value-type="string" calcext:value-type="string">
            <text:p><text:a xlink:href="https://northstatesymphony.org/2023-2024-concert-season/" xlink:type="simple">https://northstatesymphony.org/2023-2024-concert-season/</text:a></text:p>
          </table:table-cell>
          <table:table-cell table:formula="of:= &quot;| &quot; &amp; TEXT([.A9];&quot;MM/DD/YYYY HH:MM AM/PM&quot;) &amp; &quot; | &quot; &amp; [.B9] &amp; &quot; | &quot; &amp; &quot;[&quot; &amp; [.C9] &amp; &quot;](&quot; &amp; [.D9] &amp; &quot;){:target=&quot;&quot;&quot;&quot;_blank&quot;&quot;&quot;&quot; rel=&quot;&quot;&quot;&quot;noopener&quot;&quot;&quot;&quot;} | &quot;" office:value-type="string" office:string-value="| 11/12/2023 02:00 PM | North State Symphony | [Swan Lake](https://northstatesymphony.org/2023-2024-concert-season/){:target=&quot;&quot;_blank&quot;&quot; rel=&quot;&quot;noopener&quot;&quot;} | " calcext:value-type="string">
            <text:p>| 11/12/2023 02:00 PM | North State Symphony | [Swan Lake](https://northstatesymphony.org/2023-2024-concert-seas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8T19:30:00" calcext:value-type="date">
            <text:p>11/18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rahms’ Stormy Symphony No. 4</text:p>
          </table:table-cell>
          <table:table-cell office:value-type="string" calcext:value-type="string">
            <text:p><text:a xlink:href="https://www.sacphilopera.org/production/brahms-symphony/" xlink:type="simple">https://www.sacphilopera.org/production/brahms-symphony/</text:a></text:p>
          </table:table-cell>
          <table:table-cell table:formula="of:= &quot;| &quot; &amp; TEXT([.A10];&quot;MM/DD/YYYY HH:MM AM/PM&quot;) &amp; &quot; | &quot; &amp; [.B10] &amp; &quot; | &quot; &amp; &quot;[&quot; &amp; [.C10] &amp; &quot;](&quot; &amp; [.D10] &amp; &quot;){:target=&quot;&quot;&quot;&quot;_blank&quot;&quot;&quot;&quot; rel=&quot;&quot;&quot;&quot;noopener&quot;&quot;&quot;&quot;} | &quot;" office:value-type="string" office:string-value="| 11/18/2023 07:30 PM | Sacramento Philharmonic &amp; Opera | [Brahms’ Stormy Symphony No. 4](https://www.sacphilopera.org/production/brahms-symphony/){:target=&quot;&quot;_blank&quot;&quot; rel=&quot;&quot;noopener&quot;&quot;} | " calcext:value-type="string">
            <text:p>| 11/18/2023 07:30 PM | Sacramento Philharmonic &amp; Opera | [Brahms’ Stormy Symphony No. 4](https://www.sacphilopera.org/production/brahms-symphony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2-16T19:30:00" calcext:value-type="date">
            <text:p>12/16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Élisabeth de la Guerre, Bach, Galuppi, Leclai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1];&quot;MM/DD/YYYY HH:MM AM/PM&quot;) &amp; &quot; | &quot; &amp; [.B11] &amp; &quot; | &quot; &amp; &quot;[&quot; &amp; [.C11] &amp; &quot;](&quot; &amp; [.D11] &amp; &quot;){:target=&quot;&quot;&quot;&quot;_blank&quot;&quot;&quot;&quot; rel=&quot;&quot;&quot;&quot;noopener&quot;&quot;&quot;&quot;} | &quot;" office:value-type="string" office:string-value="| 12/16/2023 07:30 PM | Chamber Music Society of Sacramento | [Élisabeth de la Guerre, Bach, Galuppi, Leclair](https://cmssacto.org/23-24-season){:target=&quot;&quot;_blank&quot;&quot; rel=&quot;&quot;noopener&quot;&quot;} | " calcext:value-type="string">
            <text:p>| 12/16/2023 07:30 PM | Chamber Music Society of Sacramento | [Élisabeth de la Guerre, Bach, Galuppi, Leclair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2-17T16:00:00" calcext:value-type="date">
            <text:p>12/17/2023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Élisabeth de la Guerre, Bach, Galuppi, Leclai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2];&quot;MM/DD/YYYY HH:MM AM/PM&quot;) &amp; &quot; | &quot; &amp; [.B12] &amp; &quot; | &quot; &amp; &quot;[&quot; &amp; [.C12] &amp; &quot;](&quot; &amp; [.D12] &amp; &quot;){:target=&quot;&quot;&quot;&quot;_blank&quot;&quot;&quot;&quot; rel=&quot;&quot;&quot;&quot;noopener&quot;&quot;&quot;&quot;} | &quot;" office:value-type="string" office:string-value="| 12/17/2023 04:00 PM | Chamber Music Society of Sacramento | [Élisabeth de la Guerre, Bach, Galuppi, Leclair](https://cmssacto.org/23-24-season){:target=&quot;&quot;_blank&quot;&quot; rel=&quot;&quot;noopener&quot;&quot;} | " calcext:value-type="string">
            <text:p>| 12/17/2023 04:00 PM | Chamber Music Society of Sacramento | [Élisabeth de la Guerre, Bach, Galuppi, Leclair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0T19:30:00" calcext:value-type="date">
            <text:p>01/20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Michelle Cann Plays Rachmaninoff</text:p>
          </table:table-cell>
          <table:table-cell office:value-type="string" calcext:value-type="string">
            <text:p><text:a xlink:href="https://www.sacphilopera.org/production/michelle-plays-rachmaninoff/" xlink:type="simple">https://www.sacphilopera.org/production/michelle-plays-rachmaninoff/</text:a></text:p>
          </table:table-cell>
          <table:table-cell table:formula="of:= &quot;| &quot; &amp; TEXT([.A13];&quot;MM/DD/YYYY HH:MM AM/PM&quot;) &amp; &quot; | &quot; &amp; [.B13] &amp; &quot; | &quot; &amp; &quot;[&quot; &amp; [.C13] &amp; &quot;](&quot; &amp; [.D13] &amp; &quot;){:target=&quot;&quot;&quot;&quot;_blank&quot;&quot;&quot;&quot; rel=&quot;&quot;&quot;&quot;noopener&quot;&quot;&quot;&quot;} | &quot;" office:value-type="string" office:string-value="| 01/20/2024 07:30 PM | Sacramento Philharmonic &amp; Opera | [Michelle Cann Plays Rachmaninoff](https://www.sacphilopera.org/production/michelle-plays-rachmaninoff/){:target=&quot;&quot;_blank&quot;&quot; rel=&quot;&quot;noopener&quot;&quot;} | " calcext:value-type="string">
            <text:p>| 01/20/2024 07:30 PM | Sacramento Philharmonic &amp; Opera | [Michelle Cann Plays Rachmaninoff](https://www.sacphilopera.org/production/michelle-plays-rachmaninoff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7T19:30:00" calcext:value-type="date">
            <text:p>01/27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Beethoven, Brahms, Tchaikovsk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4];&quot;MM/DD/YYYY HH:MM AM/PM&quot;) &amp; &quot; | &quot; &amp; [.B14] &amp; &quot; | &quot; &amp; &quot;[&quot; &amp; [.C14] &amp; &quot;](&quot; &amp; [.D14] &amp; &quot;){:target=&quot;&quot;&quot;&quot;_blank&quot;&quot;&quot;&quot; rel=&quot;&quot;&quot;&quot;noopener&quot;&quot;&quot;&quot;} | &quot;" office:value-type="string" office:string-value="| 01/27/2024 07:30 PM | Chamber Music Society of Sacramento | [Beethoven, Brahms, Tchaikovsky](https://cmssacto.org/23-24-season){:target=&quot;&quot;_blank&quot;&quot; rel=&quot;&quot;noopener&quot;&quot;} | " calcext:value-type="string">
            <text:p>| 01/27/2024 07:30 PM | Chamber Music Society of Sacramento | [Beethoven, Brahms, Tchaikovsk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8T16:00:00" calcext:value-type="date">
            <text:p>01/28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Beethoven, Brahms, Tchaikovsk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5];&quot;MM/DD/YYYY HH:MM AM/PM&quot;) &amp; &quot; | &quot; &amp; [.B15] &amp; &quot; | &quot; &amp; &quot;[&quot; &amp; [.C15] &amp; &quot;](&quot; &amp; [.D15] &amp; &quot;){:target=&quot;&quot;&quot;&quot;_blank&quot;&quot;&quot;&quot; rel=&quot;&quot;&quot;&quot;noopener&quot;&quot;&quot;&quot;} | &quot;" office:value-type="string" office:string-value="| 01/28/2024 04:00 PM | Chamber Music Society of Sacramento | [Beethoven, Brahms, Tchaikovsky](https://cmssacto.org/23-24-season){:target=&quot;&quot;_blank&quot;&quot; rel=&quot;&quot;noopener&quot;&quot;} | " calcext:value-type="string">
            <text:p>| 01/28/2024 04:00 PM | Chamber Music Society of Sacramento | [Beethoven, Brahms, Tchaikovsk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2-24T19:30:00" calcext:value-type="date">
            <text:p>02/24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ie Fledermaus</text:p>
          </table:table-cell>
          <table:table-cell office:value-type="string" calcext:value-type="string">
            <text:p><text:a xlink:href="https://www.sacphilopera.org/production/opera-die-fledermaus/" xlink:type="simple">https://www.sacphilopera.org/production/opera-die-fledermaus/</text:a></text:p>
          </table:table-cell>
          <table:table-cell table:formula="of:= &quot;| &quot; &amp; TEXT([.A16];&quot;MM/DD/YYYY HH:MM AM/PM&quot;) &amp; &quot; | &quot; &amp; [.B16] &amp; &quot; | &quot; &amp; &quot;[&quot; &amp; [.C16] &amp; &quot;](&quot; &amp; [.D16] &amp; &quot;){:target=&quot;&quot;&quot;&quot;_blank&quot;&quot;&quot;&quot; rel=&quot;&quot;&quot;&quot;noopener&quot;&quot;&quot;&quot;} | &quot;" office:value-type="string" office:string-value="| 02/24/2024 07:30 PM | Sacramento Philharmonic &amp; Opera | [Opera! Die Fledermaus](https://www.sacphilopera.org/production/opera-die-fledermaus/){:target=&quot;&quot;_blank&quot;&quot; rel=&quot;&quot;noopener&quot;&quot;} | " calcext:value-type="string">
            <text:p>| 02/24/2024 07:30 PM | Sacramento Philharmonic &amp; Opera | [Opera! Die Fledermaus](https://www.sacphilopera.org/production/opera-die-fledermaus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09T19:30:00" calcext:value-type="date">
            <text:p>03/09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Pictures at an Exhibition</text:p>
          </table:table-cell>
          <table:table-cell office:value-type="string" calcext:value-type="string">
            <text:p><text:a xlink:href="https://www.sacphilopera.org/production/pictures-at-an-exhibition/" xlink:type="simple">https://www.sacphilopera.org/production/pictures-at-an-exhibition/</text:a></text:p>
          </table:table-cell>
          <table:table-cell table:formula="of:= &quot;| &quot; &amp; TEXT([.A17];&quot;MM/DD/YYYY HH:MM AM/PM&quot;) &amp; &quot; | &quot; &amp; [.B17] &amp; &quot; | &quot; &amp; &quot;[&quot; &amp; [.C17] &amp; &quot;](&quot; &amp; [.D17] &amp; &quot;){:target=&quot;&quot;&quot;&quot;_blank&quot;&quot;&quot;&quot; rel=&quot;&quot;&quot;&quot;noopener&quot;&quot;&quot;&quot;} | &quot;" office:value-type="string" office:string-value="| 03/09/2024 07:30 PM | Sacramento Philharmonic &amp; Opera | [Pictures at an Exhibition](https://www.sacphilopera.org/production/pictures-at-an-exhibition/){:target=&quot;&quot;_blank&quot;&quot; rel=&quot;&quot;noopener&quot;&quot;} | " calcext:value-type="string">
            <text:p>| 03/09/2024 07:30 PM | Sacramento Philharmonic &amp; Opera | [Pictures at an Exhibition](https://www.sacphilopera.org/production/pictures-at-an-exhibiti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16T19:30:00" calcext:value-type="date">
            <text:p>03/16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Rachmaninoff, Ellen Zwilich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8];&quot;MM/DD/YYYY HH:MM AM/PM&quot;) &amp; &quot; | &quot; &amp; [.B18] &amp; &quot; | &quot; &amp; &quot;[&quot; &amp; [.C18] &amp; &quot;](&quot; &amp; [.D18] &amp; &quot;){:target=&quot;&quot;&quot;&quot;_blank&quot;&quot;&quot;&quot; rel=&quot;&quot;&quot;&quot;noopener&quot;&quot;&quot;&quot;} | &quot;" office:value-type="string" office:string-value="| 03/16/2024 07:30 PM | Chamber Music Society of Sacramento | [Rachmaninoff, Ellen Zwilich, Brahms](https://cmssacto.org/23-24-season){:target=&quot;&quot;_blank&quot;&quot; rel=&quot;&quot;noopener&quot;&quot;} | " calcext:value-type="string">
            <text:p>| 03/16/2024 07:30 PM | Chamber Music Society of Sacramento | [Rachmaninoff, Ellen Zwilich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17T16:00:00" calcext:value-type="date">
            <text:p>03/17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Rachmaninoff, Ellen Zwilich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9];&quot;MM/DD/YYYY HH:MM AM/PM&quot;) &amp; &quot; | &quot; &amp; [.B19] &amp; &quot; | &quot; &amp; &quot;[&quot; &amp; [.C19] &amp; &quot;](&quot; &amp; [.D19] &amp; &quot;){:target=&quot;&quot;&quot;&quot;_blank&quot;&quot;&quot;&quot; rel=&quot;&quot;&quot;&quot;noopener&quot;&quot;&quot;&quot;} | &quot;" office:value-type="string" office:string-value="| 03/17/2024 04:00 PM | Chamber Music Society of Sacramento | [Rachmaninoff, Ellen Zwilich, Brahms](https://cmssacto.org/23-24-season){:target=&quot;&quot;_blank&quot;&quot; rel=&quot;&quot;noopener&quot;&quot;} | " calcext:value-type="string">
            <text:p>| 03/17/2024 04:00 PM | Chamber Music Society of Sacramento | [Rachmaninoff, Ellen Zwilich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06T19:30:00" calcext:value-type="date">
            <text:p>04/06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eethoven and Grieg</text:p>
          </table:table-cell>
          <table:table-cell office:value-type="string" calcext:value-type="string">
            <text:p><text:a xlink:href="https://www.sacphilopera.org/production/beethoven-and-grieg/" xlink:type="simple">https://www.sacphilopera.org/production/beethoven-and-grieg/</text:a></text:p>
          </table:table-cell>
          <table:table-cell table:formula="of:= &quot;| &quot; &amp; TEXT([.A20];&quot;MM/DD/YYYY HH:MM AM/PM&quot;) &amp; &quot; | &quot; &amp; [.B20] &amp; &quot; | &quot; &amp; &quot;[&quot; &amp; [.C20] &amp; &quot;](&quot; &amp; [.D20] &amp; &quot;){:target=&quot;&quot;&quot;&quot;_blank&quot;&quot;&quot;&quot; rel=&quot;&quot;&quot;&quot;noopener&quot;&quot;&quot;&quot;} | &quot;" office:value-type="string" office:string-value="| 04/06/2024 07:30 PM | Sacramento Philharmonic &amp; Opera | [Beethoven and Grieg](https://www.sacphilopera.org/production/beethoven-and-grieg/){:target=&quot;&quot;_blank&quot;&quot; rel=&quot;&quot;noopener&quot;&quot;} | " calcext:value-type="string">
            <text:p>| 04/06/2024 07:30 PM | Sacramento Philharmonic &amp; Opera | [Beethoven and Grieg](https://www.sacphilopera.org/production/beethoven-and-grie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13T19:30:00" calcext:value-type="date">
            <text:p>04/13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Saint-Saëns, Debussy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1];&quot;MM/DD/YYYY HH:MM AM/PM&quot;) &amp; &quot; | &quot; &amp; [.B21] &amp; &quot; | &quot; &amp; &quot;[&quot; &amp; [.C21] &amp; &quot;](&quot; &amp; [.D21] &amp; &quot;){:target=&quot;&quot;&quot;&quot;_blank&quot;&quot;&quot;&quot; rel=&quot;&quot;&quot;&quot;noopener&quot;&quot;&quot;&quot;} | &quot;" office:value-type="string" office:string-value="| 04/13/2024 07:30 PM | Chamber Music Society of Sacramento | [Saint-Saëns, Debussy, Brahms](https://cmssacto.org/23-24-season){:target=&quot;&quot;_blank&quot;&quot; rel=&quot;&quot;noopener&quot;&quot;} | " calcext:value-type="string">
            <text:p>| 04/13/2024 07:30 PM | Chamber Music Society of Sacramento | [Saint-Saëns, Debussy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14T16:00:00" calcext:value-type="date">
            <text:p>04/14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Saint-Saëns, Debussy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2];&quot;MM/DD/YYYY HH:MM AM/PM&quot;) &amp; &quot; | &quot; &amp; [.B22] &amp; &quot; | &quot; &amp; &quot;[&quot; &amp; [.C22] &amp; &quot;](&quot; &amp; [.D22] &amp; &quot;){:target=&quot;&quot;&quot;&quot;_blank&quot;&quot;&quot;&quot; rel=&quot;&quot;&quot;&quot;noopener&quot;&quot;&quot;&quot;} | &quot;" office:value-type="string" office:string-value="| 04/14/2024 04:00 PM | Chamber Music Society of Sacramento | [Saint-Saëns, Debussy, Brahms](https://cmssacto.org/23-24-season){:target=&quot;&quot;_blank&quot;&quot; rel=&quot;&quot;noopener&quot;&quot;} | " calcext:value-type="string">
            <text:p>| 04/14/2024 04:00 PM | Chamber Music Society of Sacramento | [Saint-Saëns, Debussy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1T19:30:00" calcext:value-type="date">
            <text:p>05/11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on Giovanni</text:p>
          </table:table-cell>
          <table:table-cell office:value-type="string" calcext:value-type="string">
            <text:p><text:a xlink:href="https://www.sacphilopera.org/production/opera-don-giovanni/" xlink:type="simple">https://www.sacphilopera.org/production/opera-don-giovanni/</text:a></text:p>
          </table:table-cell>
          <table:table-cell table:formula="of:= &quot;| &quot; &amp; TEXT([.A23];&quot;MM/DD/YYYY HH:MM AM/PM&quot;) &amp; &quot; | &quot; &amp; [.B23] &amp; &quot; | &quot; &amp; &quot;[&quot; &amp; [.C23] &amp; &quot;](&quot; &amp; [.D23] &amp; &quot;){:target=&quot;&quot;&quot;&quot;_blank&quot;&quot;&quot;&quot; rel=&quot;&quot;&quot;&quot;noopener&quot;&quot;&quot;&quot;} | &quot;" office:value-type="string" office:string-value="| 05/11/2024 07:30 PM | Sacramento Philharmonic &amp; Opera | [Opera! Don Giovanni](https://www.sacphilopera.org/production/opera-don-giovanni/){:target=&quot;&quot;_blank&quot;&quot; rel=&quot;&quot;noopener&quot;&quot;} | " calcext:value-type="string">
            <text:p>| 05/11/2024 07:30 PM | Sacramento Philharmonic &amp; Opera | [Opera! Don Giovanni](https://www.sacphilopera.org/production/opera-don-giovanni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8T19:30:00" calcext:value-type="date">
            <text:p>05/18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Locatelli, Brahms, Hindemith, Ravel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4];&quot;MM/DD/YYYY HH:MM AM/PM&quot;) &amp; &quot; | &quot; &amp; [.B24] &amp; &quot; | &quot; &amp; &quot;[&quot; &amp; [.C24] &amp; &quot;](&quot; &amp; [.D24] &amp; &quot;){:target=&quot;&quot;&quot;&quot;_blank&quot;&quot;&quot;&quot; rel=&quot;&quot;&quot;&quot;noopener&quot;&quot;&quot;&quot;} | &quot;" office:value-type="string" office:string-value="| 05/18/2024 07:30 PM | Chamber Music Society of Sacramento | [Locatelli, Brahms, Hindemith, Ravel](https://cmssacto.org/23-24-season){:target=&quot;&quot;_blank&quot;&quot; rel=&quot;&quot;noopener&quot;&quot;} | " calcext:value-type="string">
            <text:p>| 05/18/2024 07:30 PM | Chamber Music Society of Sacramento | [Locatelli, Brahms, Hindemith, Ravel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9T16:00:00" calcext:value-type="date">
            <text:p>05/19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Locatelli, Brahms, Hindemith, Ravel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5];&quot;MM/DD/YYYY HH:MM AM/PM&quot;) &amp; &quot; | &quot; &amp; [.B25] &amp; &quot; | &quot; &amp; &quot;[&quot; &amp; [.C25] &amp; &quot;](&quot; &amp; [.D25] &amp; &quot;){:target=&quot;&quot;&quot;&quot;_blank&quot;&quot;&quot;&quot; rel=&quot;&quot;&quot;&quot;noopener&quot;&quot;&quot;&quot;} | &quot;" office:value-type="string" office:string-value="| 05/19/2024 04:00 PM | Chamber Music Society of Sacramento | [Locatelli, Brahms, Hindemith, Ravel](https://cmssacto.org/23-24-season){:target=&quot;&quot;_blank&quot;&quot; rel=&quot;&quot;noopener&quot;&quot;} | " calcext:value-type="string">
            <text:p>| 05/19/2024 04:00 PM | Chamber Music Society of Sacramento | [Locatelli, Brahms, Hindemith, Ravel](https://cmssacto.org/23-24-season){:target=""_blank"" rel=""noopener""} | 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1:27:04.787318988</meta:creation-date>
    <meta:generator>LibreOffice/7.3.7.2$Linux_X86_64 LibreOffice_project/30$Build-2</meta:generator>
    <dc:date>2023-07-16T23:37:09.340703605</dc:date>
    <meta:editing-duration>PT44M34S</meta:editing-duration>
    <meta:editing-cycles>11</meta:editing-cycles>
    <meta:document-statistic meta:table-count="1" meta:cell-count="121" meta:object-count="0"/>
  </office:meta>
</office:document-meta>
</file>